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cm" style:contextual-spacing="false"/>
    </style:style>
    <style:style style:name="P2" style:family="paragraph" style:parent-style-name="Text_20_body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P3" style:family="paragraph" style:parent-style-name="Text_20_body">
      <style:paragraph-properties fo:margin-top="0cm" fo:margin-bottom="0cm" style:contextual-spacing="false" fo:text-align="center" style:justify-single-word="false"/>
      <style:text-properties fo:font-weight="bold" style:font-weight-asian="bold" style:font-weight-complex="bold"/>
    </style:style>
    <style:style style:name="P4" style:family="paragraph" style:parent-style-name="Text_20_body">
      <style:paragraph-properties fo:margin-top="0cm" fo:margin-bottom="0cm" style:contextual-spacing="false"/>
      <style:text-properties fo:font-weight="normal" style:font-weight-asian="normal" style:font-weight-complex="normal"/>
    </style:style>
    <style:style style:name="P5" style:family="paragraph" style:parent-style-name="Text_20_body" style:list-style-name="L1">
      <style:paragraph-properties fo:margin-top="0cm" fo:margin-bottom="0cm" style:contextual-spacing="false"/>
    </style:style>
    <style:style style:name="P6" style:family="paragraph" style:parent-style-name="Table_20_Contents" style:list-style-name="L2">
      <style:paragraph-properties fo:margin-top="0cm" fo:margin-bottom="0cm" style:contextual-spacing="false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officeooo:rsid="001697e9"/>
    </style:style>
    <style:style style:name="T3" style:family="text">
      <style:text-properties officeooo:rsid="00188ad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Design of algorithms</text:p>
      <text:p text:style-name="P1"/>
      <text:p text:style-name="P2"><text:bookmark-start text:name="Optimization problems"/>Optimization problem<text:bookmark-end text:name="Optimization problems"/></text:p>
      <text:p text:style-name="P1">A problem which can have many possible solutions. We seek to find the best among all those solutions.</text:p>
      <text:p text:style-name="P1">Example : </text:p>
      <text:list xml:id="list764606818659827492" text:style-name="L1">
        <text:list-item>
          <text:p text:style-name="P5">Rod cutting problem – There are many ways to cut a rod(many possible solutions). We seek to find the way which maximizes revenue</text:p>
        </text:list-item>
        <text:list-item>
          <text:p text:style-name="P5">Knapsack problem – There are many ways to fill a knapsack. We seek to find the way to fill it so that goods of maximum value can be found.</text:p>
        </text:list-item>
      </text:list>
      <text:p text:style-name="P1"/>
      <text:p text:style-name="P2">What does it mean to say that an <text:span text:style-name="T2">a </text:span>problem exhibits <text:bookmark text:name="Optimal Substructure"/>optimal substructure?</text:p>
      <text:p text:style-name="P4">That it can be broken up into subproblems such that the solution of the problem incorporates solutions of <text:span text:style-name="T3">these </text:span>related subproblems which we may solve independently.</text:p>
      <text:p text:style-name="P1"/>
      <text:p text:style-name="P2">Design paradigms</text:p>
      <text:list xml:id="list6483410742370491039" text:style-name="L2">
        <text:list-item>
          <text:p text:style-name="P6"><text:a xlink:type="simple" xlink:href="../Divide%20and%20Conquer.odt"><text:span text:style-name="T1">Divide and conquer</text:span></text:a></text:p>
        </text:list-item>
        <text:list-item>
          <text:p text:style-name="P6"><text:a xlink:type="simple" xlink:href="../Dynamic%20programming.odt"><text:span text:style-name="T1">Dynamic programming</text:span></text:a></text:p>
        </text:list-item>
        <text:list-item>
          <text:p text:style-name="P6"><text:a xlink:type="simple" xlink:href="../Greedy%20Strategy.odt"><text:span text:style-name="T1">Greedy strategy</text:span></text:a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1-12T08:59:25</meta:creation-date>
    <dc:date>2013-03-27T17:05:11.09</dc:date>
    <meta:editing-duration>PT5H16M</meta:editing-duration>
    <meta:editing-cycles>24</meta:editing-cycles>
    <meta:generator>LibreOffice/4.0.1.2$Windows_x86 LibreOffice_project/84102822e3d61eb989ddd325abf1ac077904985</meta:generator>
    <meta:document-statistic meta:table-count="0" meta:image-count="0" meta:object-count="0" meta:page-count="1" meta:paragraph-count="12" meta:word-count="128" meta:character-count="728" meta:non-whitespace-character-count="614"/>
  </office:meta>
</office:document-meta>
</file>